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1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5-03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12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6536" calcext:value-type="float">
            <text:p>46.32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57696" calcext:value-type="float">
            <text:p>46.36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64188387097" calcext:value-type="float">
            <text:p>46.416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8224" calcext:value-type="float">
            <text:p>46.38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3768" calcext:value-type="float">
            <text:p>46.2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3393548387" calcext:value-type="float">
            <text:p>46.198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34612" calcext:value-type="float">
            <text:p>46.13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2856774193" calcext:value-type="float">
            <text:p>46.12528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8188" calcext:value-type="float">
            <text:p>46.149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15145806452" calcext:value-type="float">
            <text:p>46.211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83853793104" calcext:value-type="float">
            <text:p>46.22838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87094193548" calcext:value-type="float">
            <text:p>46.258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59823225806" calcext:value-type="float">
            <text:p>46.3159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79032" calcext:value-type="float">
            <text:p>46.36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09232" calcext:value-type="float">
            <text:p>46.4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58432" calcext:value-type="float">
            <text:p>46.39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55860645161" calcext:value-type="float">
            <text:p>46.3655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5566451613" calcext:value-type="float">
            <text:p>46.314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53" calcext:value-type="float">
            <text:p>46.27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88077419355" calcext:value-type="float">
            <text:p>46.25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11672" calcext:value-type="float">
            <text:p>46.32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38249032258" calcext:value-type="float">
            <text:p>46.3838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3388571429" calcext:value-type="float">
            <text:p>46.4173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31509677419" calcext:value-type="float">
            <text:p>46.47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5029677419" calcext:value-type="float">
            <text:p>46.622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96248275862" calcext:value-type="float">
            <text:p>46.6596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36393548387" calcext:value-type="float">
            <text:p>46.6936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60788" calcext:value-type="float">
            <text:p>46.706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53716129032" calcext:value-type="float">
            <text:p>46.665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88650322581" calcext:value-type="float">
            <text:p>46.618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22208" calcext:value-type="float">
            <text:p>46.5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12769032258" calcext:value-type="float">
            <text:p>46.5712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47988" calcext:value-type="float">
            <text:p>46.62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69158709677" calcext:value-type="float">
            <text:p>46.656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5682857143" calcext:value-type="float">
            <text:p>46.6745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03339354839" calcext:value-type="float">
            <text:p>46.720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74628" calcext:value-type="float">
            <text:p>46.857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77168" calcext:value-type="float">
            <text:p>46.85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48681290323" calcext:value-type="float">
            <text:p>46.8648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54536" calcext:value-type="float">
            <text:p>46.88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8849032258" calcext:value-type="float">
            <text:p>46.8638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5269677419" calcext:value-type="float">
            <text:p>46.8145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08768" calcext:value-type="float">
            <text:p>46.74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2489032258" calcext:value-type="float">
            <text:p>46.7282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87304" calcext:value-type="float">
            <text:p>46.78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9305806452" calcext:value-type="float">
            <text:p>46.872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35591428571" calcext:value-type="float">
            <text:p>46.8735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7176774194" calcext:value-type="float">
            <text:p>46.9147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7978064516" calcext:value-type="float">
            <text:p>47.0887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35456" calcext:value-type="float">
            <text:p>47.1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42806451613" calcext:value-type="float">
            <text:p>47.1542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09572" calcext:value-type="float">
            <text:p>47.18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94688" calcext:value-type="float">
            <text:p>47.15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70539354839" calcext:value-type="float">
            <text:p>47.147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43304" calcext:value-type="float">
            <text:p>47.1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12442580645" calcext:value-type="float">
            <text:p>47.1212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9872" calcext:value-type="float">
            <text:p>47.03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68692413793" calcext:value-type="float">
            <text:p>47.15686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5245517241" calcext:value-type="float">
            <text:p>47.21052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87889032258" calcext:value-type="float">
            <text:p>47.238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592256" calcext:value-type="float">
            <text:p>47.355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403" calcext:value-type="float">
            <text:p>47.420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15504" calcext:value-type="float">
            <text:p>47.448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82867692308" calcext:value-type="float">
            <text:p>47.42828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33817142857" calcext:value-type="float">
            <text:p>47.4133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7919" calcext:value-type="float">
            <text:p>47.357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6494" calcext:value-type="float">
            <text:p>47.386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45" calcext:value-type="float">
            <text:p>47.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43268571429" calcext:value-type="float">
            <text:p>47.4643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5946666667" calcext:value-type="float">
            <text:p>47.3875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80158461538" calcext:value-type="float">
            <text:p>47.48801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51769230769" calcext:value-type="float">
            <text:p>47.5751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00763076923" calcext:value-type="float">
            <text:p>47.62007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0544" calcext:value-type="float">
            <text:p>47.6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7172307692" calcext:value-type="float">
            <text:p>47.47271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43513043478" calcext:value-type="float">
            <text:p>47.40435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67165714286" calcext:value-type="float">
            <text:p>47.3167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2772307692" calcext:value-type="float">
            <text:p>47.38127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09588571429" calcext:value-type="float">
            <text:p>47.4409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3085714286" calcext:value-type="float">
            <text:p>47.481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95817142857" calcext:value-type="float">
            <text:p>47.4895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74" meta:object-count="0"/>
    <meta:user-defined meta:name="AppVersion">3.0</meta:user-defined>
  </office:meta>
</office:document-meta>
</file>